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8000001892D1A87E1164407FC.png" manifest:media-type="image/png"/>
  <manifest:file-entry manifest:full-path="Pictures/100002010000018600000187FCA4D5AED4976917.png" manifest:media-type="image/png"/>
  <manifest:file-entry manifest:full-path="Pictures/10000201000001880000018845B848299BFAE156.png" manifest:media-type="image/png"/>
  <manifest:file-entry manifest:full-path="Pictures/100002010000018500000189017D011367316E59.png" manifest:media-type="image/png"/>
  <manifest:file-entry manifest:full-path="Pictures/100002010000018800000188BC3A6D5BED8A1A31.png" manifest:media-type="image/png"/>
  <manifest:file-entry manifest:full-path="Pictures/1000020100000187000001887473C84E1FFB1A06.png" manifest:media-type="image/png"/>
  <manifest:file-entry manifest:full-path="Pictures/100002010000018A00000187B8AAC1C1D2239547.png" manifest:media-type="image/png"/>
  <manifest:file-entry manifest:full-path="Pictures/100002010000018B0000018905EB68287451967E.png" manifest:media-type="image/png"/>
  <manifest:file-entry manifest:full-path="Pictures/100002010000018900000187D401D9DCF814C79F.png" manifest:media-type="image/png"/>
  <manifest:file-entry manifest:full-path="Pictures/1000020100000188000001874BE684BC5B53045F.png" manifest:media-type="image/png"/>
  <manifest:file-entry manifest:full-path="Pictures/10000201000001870000018619588B39ECCF956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start="" draw:marker-end="" draw:marker-end-width="0.3cm" draw:fill="none" draw:textarea-vertical-align="middle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1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9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4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standard">
      <style:graphic-properties draw:stroke="none" draw:fill="none" fo:min-height="1.424cm"/>
      <style:paragraph-properties style:writing-mode="lr-tb"/>
    </style:style>
    <style:style style:name="gr16" style:family="graphic" style:parent-style-name="standard">
      <style:graphic-properties draw:stroke="none" draw:fill="none" fo:min-height="0.557cm"/>
      <style:paragraph-properties style:writing-mode="lr-tb"/>
    </style:style>
    <style:style style:name="gr17" style:family="graphic" style:parent-style-name="standard">
      <style:graphic-properties draw:stroke="none" draw:fill="none" fo:min-height="2.1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9" style:family="graphic" style:parent-style-name="standard">
      <style:graphic-properties draw:stroke="none" draw:fill="none" fo:min-height="0.713cm"/>
      <style:paragraph-properties style:writing-mode="lr-tb"/>
    </style:style>
    <style:style style:name="gr20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1" style:family="graphic" style:parent-style-name="standard" style:list-style-name="L1">
      <style:graphic-properties draw:stroke="none" draw:fill="none" fo:min-height="1.17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text-properties fo:color="#f10d0c" loext:opacity="100%"/>
    </style:style>
    <style:style style:name="P4" style:family="paragraph">
      <loext:graphic-properties draw:fill="none" draw:fill-color="#ffffff"/>
      <style:paragraph-properties style:writing-mode="lr-tb"/>
      <style:text-properties fo:color="#f10d0c" loext:opacity="100%"/>
    </style:style>
    <style:style style:name="P5" style:family="paragraph">
      <loext:graphic-properties draw:fill="none" draw:fill-color="#ffffff"/>
      <style:paragraph-properties style:writing-mode="lr-tb"/>
      <style:text-properties fo:font-size="14pt"/>
    </style:style>
    <style:style style:name="P6" style:family="paragraph">
      <loext:graphic-properties draw:fill="none" draw:fill-color="#ffffff"/>
      <style:paragraph-properties style:writing-mode="lr-tb"/>
      <style:text-properties fo:color="#f10d0c" loext:opacity="100%" fo:font-size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fo:color="#f10d0c" loext:opacity="100%"/>
    </style:style>
    <style:style style:name="P13" style:family="paragraph">
      <loext:graphic-properties draw:fill="none" draw:fill-color="#ffffff"/>
      <style:text-properties fo:color="#f10d0c" loext:opacity="100%"/>
    </style:style>
    <style:style style:name="P14" style:family="paragraph">
      <style:text-properties fo:color="#000000" loext:opacity="100%"/>
    </style:style>
    <style:style style:name="P15" style:family="paragraph">
      <loext:graphic-properties draw:fill="none" draw:fill-color="#ffffff"/>
      <style:text-properties fo:color="#000000" loext:opacity="100%"/>
    </style:style>
    <style:style style:name="P16" style:family="paragraph">
      <loext:graphic-properties draw:fill="none"/>
      <style:text-properties fo:color="#000000" loext:opacity="100%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f10d0c" loext:opacity="100%"/>
    </style:style>
    <style:style style:name="T2" style:family="text">
      <style:text-properties fo:font-size="14pt"/>
    </style:style>
    <style:style style:name="T3" style:family="text">
      <style:text-properties fo:color="#f10d0c" loext:opacity="100%" fo:font-size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10d0c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10d0c" loext:opacity="100%" fo:font-size="18pt" style:font-size-asian="18pt" style:font-size-complex="18pt"/>
    </style:style>
    <style:style style:name="T9" style:family="text">
      <style:text-properties fo:color="#000000" loext:opacity="100%" fo:font-size="18pt" style:font-size-asian="18pt" style:font-size-complex="18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ize="14pt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10d0c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501cm" svg:height="3.51cm" svg:x="8.75cm" svg:y="2.25cm">
          <draw:image xlink:href="Pictures/100002010000018600000187FCA4D5AED4976917.png" xlink:type="simple" xlink:show="embed" xlink:actuate="onLoad" draw:mime-type="image/png">
            <text:p/>
          </draw:image>
        </draw:frame>
        <draw:frame draw:style-name="gr1" draw:text-style-name="P1" draw:layer="layout" svg:width="3.5cm" svg:height="3.535cm" svg:x="16.25cm" svg:y="10.215cm">
          <draw:image xlink:href="Pictures/100002010000018500000189017D011367316E59.png" xlink:type="simple" xlink:show="embed" xlink:actuate="onLoad" draw:mime-type="image/png">
            <text:p/>
          </draw:image>
        </draw:frame>
        <draw:frame draw:style-name="gr1" draw:text-style-name="P1" draw:layer="layout" svg:width="3.5cm" svg:height="3.5cm" svg:x="1.25cm" svg:y="10.25cm">
          <draw:image xlink:href="Pictures/100002010000018800000188BC3A6D5BED8A1A31.png" xlink:type="simple" xlink:show="embed" xlink:actuate="onLoad" draw:mime-type="image/png">
            <text:p/>
          </draw:image>
        </draw:frame>
        <draw:frame draw:style-name="gr1" draw:text-style-name="P1" draw:layer="layout" svg:width="3.5cm" svg:height="3.51cm" svg:x="8.75cm" svg:y="10.25cm">
          <draw:image xlink:href="Pictures/1000020100000187000001887473C84E1FFB1A06.png" xlink:type="simple" xlink:show="embed" xlink:actuate="onLoad" draw:mime-type="image/png">
            <text:p/>
          </draw:image>
        </draw:frame>
        <draw:frame draw:style-name="gr1" draw:text-style-name="P1" draw:layer="layout" svg:width="2.5cm" svg:height="2.5cm" svg:x="12cm" svg:y="16cm">
          <draw:image xlink:href="Pictures/10000201000001880000018845B848299BFAE156.png" xlink:type="simple" xlink:show="embed" xlink:actuate="onLoad" draw:mime-type="image/png">
            <text:p/>
          </draw:image>
        </draw:frame>
        <draw:frame draw:style-name="gr1" draw:text-style-name="P1" draw:layer="layout" svg:width="2.527cm" svg:height="2.508cm" svg:x="6.473cm" svg:y="15.992cm">
          <draw:image xlink:href="Pictures/100002010000018A00000187B8AAC1C1D2239547.png" xlink:type="simple" xlink:show="embed" xlink:actuate="onLoad" draw:mime-type="image/png">
            <text:p/>
          </draw:image>
        </draw:frame>
        <draw:frame draw:style-name="gr1" draw:text-style-name="P1" draw:layer="layout" svg:width="2.5cm" svg:height="2.506cm" svg:x="9.25cm" svg:y="15.994cm">
          <draw:image xlink:href="Pictures/1000020100000188000001892D1A87E1164407FC.png" xlink:type="simple" xlink:show="embed" xlink:actuate="onLoad" draw:mime-type="image/png">
            <text:p/>
          </draw:image>
        </draw:frame>
        <draw:line draw:style-name="gr2" draw:text-style-name="P1" draw:layer="layout" svg:x1="10.5cm" svg:y1="5.75cm" svg:x2="3cm" svg:y2="10.25cm">
          <text:p/>
        </draw:line>
        <draw:line draw:style-name="gr3" draw:text-style-name="P1" draw:layer="layout" svg:x1="10.5cm" svg:y1="5.75cm" svg:x2="10.5cm" svg:y2="10.25cm">
          <text:p/>
        </draw:line>
        <draw:line draw:style-name="gr2" draw:text-style-name="P1" draw:layer="layout" svg:x1="10.5cm" svg:y1="5.75cm" svg:x2="18cm" svg:y2="10.25cm">
          <text:p/>
        </draw:line>
        <draw:frame draw:style-name="gr1" draw:text-style-name="P1" draw:layer="layout" svg:width="2.5cm" svg:height="2.487cm" svg:x="14.75cm" svg:y="16cm">
          <draw:image xlink:href="Pictures/100002010000018B0000018905EB68287451967E.png" xlink:type="simple" xlink:show="embed" xlink:actuate="onLoad" draw:mime-type="image/png">
            <text:p/>
          </draw:image>
        </draw:frame>
        <draw:line draw:style-name="gr2" draw:text-style-name="P1" draw:layer="layout" svg:x1="10.5cm" svg:y1="13.75cm" svg:x2="7.75cm" svg:y2="16cm">
          <text:p/>
        </draw:line>
        <draw:line draw:style-name="gr4" draw:text-style-name="P1" draw:layer="layout" svg:x1="10.5cm" svg:y1="13.75cm" svg:x2="10.5cm" svg:y2="16cm">
          <text:p/>
        </draw:line>
        <draw:line draw:style-name="gr4" draw:text-style-name="P1" draw:layer="layout" svg:x1="10.5cm" svg:y1="13.75cm" svg:x2="13.25cm" svg:y2="16cm">
          <text:p/>
        </draw:line>
        <draw:line draw:style-name="gr4" draw:text-style-name="P1" draw:layer="layout" svg:x1="18cm" svg:y1="13.75cm" svg:x2="16cm" svg:y2="16cm">
          <text:p/>
        </draw:line>
        <draw:frame draw:style-name="gr1" draw:text-style-name="P1" draw:layer="layout" svg:width="2.5cm" svg:height="2.487cm" svg:x="17.5cm" svg:y="16cm">
          <draw:image xlink:href="Pictures/100002010000018900000187D401D9DCF814C79F.png" xlink:type="simple" xlink:show="embed" xlink:actuate="onLoad" draw:mime-type="image/png">
            <text:p/>
          </draw:image>
        </draw:frame>
        <draw:line draw:style-name="gr4" draw:text-style-name="P1" draw:layer="layout" svg:x1="18cm" svg:y1="13.75cm" svg:x2="18.75cm" svg:y2="16cm">
          <text:p/>
        </draw:line>
        <draw:frame draw:style-name="gr1" draw:text-style-name="P1" draw:layer="layout" svg:width="2.506cm" svg:height="2.5cm" svg:x="3.744cm" svg:y="16cm">
          <draw:image xlink:href="Pictures/1000020100000188000001874BE684BC5B53045F.png" xlink:type="simple" xlink:show="embed" xlink:actuate="onLoad" draw:mime-type="image/png">
            <text:p/>
          </draw:image>
        </draw:frame>
        <draw:frame draw:style-name="gr1" draw:text-style-name="P1" draw:layer="layout" svg:width="2.507cm" svg:height="2.5cm" svg:x="0.993cm" svg:y="16cm">
          <draw:image xlink:href="Pictures/10000201000001870000018619588B39ECCF9568.png" xlink:type="simple" xlink:show="embed" xlink:actuate="onLoad" draw:mime-type="image/png">
            <text:p/>
          </draw:image>
        </draw:frame>
        <draw:line draw:style-name="gr4" draw:text-style-name="P1" draw:layer="layout" svg:x1="3cm" svg:y1="13.75cm" svg:x2="2.25cm" svg:y2="16cm">
          <text:p/>
        </draw:line>
        <draw:line draw:style-name="gr4" draw:text-style-name="P1" draw:layer="layout" svg:x1="3cm" svg:y1="13.75cm" svg:x2="5cm" svg:y2="16cm">
          <text:p/>
        </draw:line>
        <draw:line draw:style-name="gr4" draw:text-style-name="P1" draw:layer="layout" svg:x1="3cm" svg:y1="13.75cm" svg:x2="1.5cm" svg:y2="15cm">
          <text:p/>
        </draw:line>
        <draw:frame draw:style-name="gr5" draw:text-style-name="P2" draw:layer="layout" svg:width="1.035cm" svg:height="0.962cm" svg:x="0.965cm" svg:y="14.5cm">
          <draw:text-box>
            <text:p>...</text:p>
          </draw:text-box>
        </draw:frame>
        <draw:frame draw:style-name="gr5" draw:text-style-name="P2" draw:layer="layout" svg:width="1.035cm" svg:height="0.962cm" svg:x="6.25cm" svg:y="14.5cm">
          <draw:text-box>
            <text:p>...</text:p>
          </draw:text-box>
        </draw:frame>
        <draw:frame draw:style-name="gr5" draw:text-style-name="P2" draw:layer="layout" svg:width="1.035cm" svg:height="0.962cm" svg:x="14.25cm" svg:y="14.25cm">
          <draw:text-box>
            <text:p>...</text:p>
          </draw:text-box>
        </draw:frame>
        <draw:line draw:style-name="gr4" draw:text-style-name="P1" draw:layer="layout" svg:x1="10.5cm" svg:y1="13.75cm" svg:x2="7cm" svg:y2="15cm">
          <text:p/>
        </draw:line>
        <draw:line draw:style-name="gr4" draw:text-style-name="P1" draw:layer="layout" svg:x1="18cm" svg:y1="13.75cm" svg:x2="14.75cm" svg:y2="14.75cm">
          <text:p/>
        </draw:line>
        <draw:line draw:style-name="gr4" draw:text-style-name="P1" draw:layer="layout" svg:x1="10.5cm" svg:y1="5.75cm" svg:x2="2.5cm" svg:y2="8.5cm">
          <text:p/>
        </draw:line>
        <draw:line draw:style-name="gr4" draw:text-style-name="P1" draw:layer="layout" svg:x1="10.5cm" svg:y1="5.75cm" svg:x2="18.25cm" svg:y2="8.25cm">
          <text:p/>
        </draw:line>
        <draw:frame draw:style-name="gr5" draw:text-style-name="P2" draw:layer="layout" svg:width="1.035cm" svg:height="0.962cm" svg:x="1.965cm" svg:y="8.038cm">
          <draw:text-box>
            <text:p>...</text:p>
          </draw:text-box>
        </draw:frame>
        <draw:frame draw:style-name="gr5" draw:text-style-name="P2" draw:layer="layout" svg:width="1.035cm" svg:height="0.962cm" svg:x="17.75cm" svg:y="7.788cm">
          <draw:text-box>
            <text:p>...</text:p>
          </draw:text-box>
        </draw:frame>
        <draw:frame draw:style-name="gr6" draw:text-style-name="P4" draw:layer="layout" svg:width="1.226cm" svg:height="0.962cm" svg:x="5.75cm" svg:y="8.538cm">
          <draw:text-box>
            <text:p text:style-name="P3"><text:span text:style-name="T1">+0</text:span></text:p>
          </draw:text-box>
        </draw:frame>
        <draw:frame draw:style-name="gr7" draw:text-style-name="P2" draw:layer="layout" svg:width="1.577cm" svg:height="0.962cm" svg:x="11cm" svg:y="8.5cm">
          <draw:text-box>
            <text:p>+30</text:p>
          </draw:text-box>
        </draw:frame>
        <draw:frame draw:style-name="gr7" draw:text-style-name="P2" draw:layer="layout" svg:width="1.577cm" svg:height="0.962cm" svg:x="16.25cm" svg:y="8.5cm">
          <draw:text-box>
            <text:p>+30</text:p>
          </draw:text-box>
        </draw:frame>
        <draw:frame draw:style-name="gr8" draw:text-style-name="P5" draw:layer="layout" svg:width="1.217cm" svg:height="0.806cm" svg:x="2.393cm" svg:y="15.301cm">
          <draw:text-box>
            <text:p><text:span text:style-name="T2">-30</text:span></text:p>
          </draw:text-box>
        </draw:frame>
        <draw:frame draw:style-name="gr8" draw:text-style-name="P6" draw:layer="layout" svg:width="1.217cm" svg:height="0.806cm" svg:x="4.66cm" svg:y="15.265cm">
          <draw:text-box>
            <text:p text:style-name="P3"><text:span text:style-name="T3">-40</text:span></text:p>
          </draw:text-box>
        </draw:frame>
        <draw:frame draw:style-name="gr9" draw:text-style-name="P5" draw:layer="layout" svg:width="1.34cm" svg:height="0.806cm" svg:x="6.91cm" svg:y="15.25cm">
          <draw:text-box>
            <text:p><text:span text:style-name="T2">-40</text:span></text:p>
          </draw:text-box>
        </draw:frame>
        <draw:frame draw:style-name="gr10" draw:text-style-name="P5" draw:layer="layout" svg:width="1.493cm" svg:height="0.806cm" svg:x="10.75cm" svg:y="15.194cm">
          <draw:text-box>
            <text:p><text:span text:style-name="T2">-100</text:span></text:p>
          </draw:text-box>
        </draw:frame>
        <draw:frame draw:style-name="gr11" draw:text-style-name="P8" draw:layer="layout" svg:width="1.103cm" svg:height="1.673cm" svg:x="12.897cm" svg:y="15.179cm">
          <draw:text-box draw:corner-radius="0.25cm">
            <text:p text:style-name="P7"><text:span text:style-name="T4">-0</text:span></text:p>
          </draw:text-box>
        </draw:frame>
        <draw:frame draw:style-name="gr12" draw:text-style-name="P8" draw:layer="layout" svg:width="1.493cm" svg:height="0.806cm" svg:x="14.885cm" svg:y="15.194cm">
          <draw:text-box>
            <text:p><text:span text:style-name="T4">-100</text:span></text:p>
          </draw:text-box>
        </draw:frame>
        <draw:frame draw:style-name="gr8" draw:text-style-name="P8" draw:layer="layout" svg:width="1.217cm" svg:height="0.806cm" svg:x="17.41cm" svg:y="15.194cm">
          <draw:text-box>
            <text:p><text:span text:style-name="T4">-40</text:span></text:p>
          </draw:text-box>
        </draw:frame>
        <draw:frame draw:style-name="gr13" draw:text-style-name="P4" draw:layer="layout" svg:width="3.343cm" svg:height="0.962cm" svg:x="12.369cm" svg:y="3.75cm">
          <draw:text-box>
            <text:p text:style-name="P3"><text:span text:style-name="T1">-40 = Max</text:span></text:p>
          </draw:text-box>
        </draw:frame>
      </draw:page>
      <draw:page draw:name="page2" draw:style-name="dp1" draw:master-page-name="Standard">
        <draw:frame draw:style-name="gr1" draw:text-style-name="P1" draw:layer="layout" svg:width="3.501cm" svg:height="3.51cm" svg:x="8.751cm" svg:y="2.25cm">
          <draw:image xlink:href="Pictures/100002010000018600000187FCA4D5AED4976917.png" xlink:type="simple" xlink:show="embed" xlink:actuate="onLoad" draw:mime-type="image/png">
            <text:p/>
          </draw:image>
        </draw:frame>
        <draw:line draw:style-name="gr2" draw:text-style-name="P1" draw:layer="layout" svg:x1="10.5cm" svg:y1="5.75cm" svg:x2="3cm" svg:y2="10.25cm">
          <text:p/>
        </draw:line>
        <draw:frame draw:style-name="gr1" draw:text-style-name="P1" draw:layer="layout" svg:width="3.5cm" svg:height="3.5cm" svg:x="1.25cm" svg:y="10.25cm">
          <draw:image xlink:href="Pictures/100002010000018800000188BC3A6D5BED8A1A31.png" xlink:type="simple" xlink:show="embed" xlink:actuate="onLoad" draw:mime-type="image/png">
            <text:p/>
          </draw:image>
        </draw:frame>
        <draw:frame draw:style-name="gr14" draw:text-style-name="P10" draw:layer="layout" svg:width="2.441cm" svg:height="1.673cm" svg:x="6.059cm" svg:y="3.038cm">
          <draw:text-box>
            <text:p><text:span text:style-name="T5">α = - ∞</text:span></text:p>
            <text:p text:style-name="P9"><text:span text:style-name="T6">β = </text:span><text:span text:style-name="T5">∞</text:span></text:p>
          </draw:text-box>
        </draw:frame>
        <draw:frame draw:style-name="gr15" draw:text-style-name="P11" draw:layer="layout" svg:width="2.441cm" svg:height="1.674cm" svg:x="5.059cm" svg:y="10.826cm">
          <draw:text-box>
            <text:p><text:span text:style-name="T5">α = - ∞</text:span></text:p>
            <text:p><text:span text:style-name="T6">β = </text:span><text:span text:style-name="T5">∞</text:span></text:p>
          </draw:text-box>
        </draw:frame>
        <draw:line draw:style-name="gr4" draw:text-style-name="P1" draw:layer="layout" svg:x1="3cm" svg:y1="13.75cm" svg:x2="2.25cm" svg:y2="16cm">
          <text:p/>
        </draw:line>
        <draw:frame draw:style-name="gr1" draw:text-style-name="P1" draw:layer="layout" svg:width="2.507cm" svg:height="2.5cm" svg:x="0.994cm" svg:y="16cm">
          <draw:image xlink:href="Pictures/10000201000001870000018619588B39ECCF9568.png" xlink:type="simple" xlink:show="embed" xlink:actuate="onLoad" draw:mime-type="image/png">
            <text:p/>
          </draw:image>
        </draw:frame>
        <draw:frame draw:style-name="gr16" draw:text-style-name="P12" draw:layer="layout" svg:width="1.217cm" svg:height="0.807cm" svg:x="1.033cm" svg:y="15cm">
          <draw:text-box>
            <text:p text:style-name="P3"><text:span text:style-name="T3">-30</text:span></text:p>
          </draw:text-box>
        </draw:frame>
        <draw:frame draw:style-name="gr14" draw:text-style-name="P10" draw:layer="layout" svg:width="1.226cm" svg:height="0.962cm" svg:x="4.25cm" svg:y="8cm">
          <draw:text-box>
            <text:p>+0</text:p>
          </draw:text-box>
        </draw:frame>
      </draw:page>
      <draw:page draw:name="page3" draw:style-name="dp1" draw:master-page-name="Standard">
        <draw:frame draw:style-name="gr1" draw:text-style-name="P1" draw:layer="layout" svg:width="3.501cm" svg:height="3.51cm" svg:x="8.751cm" svg:y="2.25cm">
          <draw:image xlink:href="Pictures/100002010000018600000187FCA4D5AED4976917.png" xlink:type="simple" xlink:show="embed" xlink:actuate="onLoad" draw:mime-type="image/png">
            <text:p/>
          </draw:image>
        </draw:frame>
        <draw:line draw:style-name="gr2" draw:text-style-name="P1" draw:layer="layout" svg:x1="10.5cm" svg:y1="5.75cm" svg:x2="3cm" svg:y2="10.25cm">
          <text:p/>
        </draw:line>
        <draw:frame draw:style-name="gr1" draw:text-style-name="P1" draw:layer="layout" svg:width="3.5cm" svg:height="3.5cm" svg:x="1.25cm" svg:y="10.25cm">
          <draw:image xlink:href="Pictures/100002010000018800000188BC3A6D5BED8A1A31.png" xlink:type="simple" xlink:show="embed" xlink:actuate="onLoad" draw:mime-type="image/png">
            <text:p/>
          </draw:image>
        </draw:frame>
        <draw:frame draw:style-name="gr14" draw:text-style-name="P10" draw:layer="layout" svg:width="2.441cm" svg:height="1.673cm" svg:x="6.059cm" svg:y="3.038cm">
          <draw:text-box>
            <text:p><text:span text:style-name="T5">α = - ∞</text:span></text:p>
            <text:p text:style-name="P9"><text:span text:style-name="T6">β = </text:span><text:span text:style-name="T5">∞</text:span></text:p>
          </draw:text-box>
        </draw:frame>
        <draw:frame draw:style-name="gr17" draw:text-style-name="P11" draw:layer="layout" svg:width="2.941cm" svg:height="2.384cm" svg:x="5.059cm" svg:y="10.826cm">
          <draw:text-box>
            <text:p><text:span text:style-name="T5">α = - ∞</text:span></text:p>
            <text:p><text:span text:style-name="T7">β = -30</text:span></text:p>
          </draw:text-box>
        </draw:frame>
        <draw:line draw:style-name="gr4" draw:text-style-name="P1" draw:layer="layout" svg:x1="3cm" svg:y1="13.75cm" svg:x2="2.25cm" svg:y2="16cm">
          <text:p/>
        </draw:line>
        <draw:frame draw:style-name="gr1" draw:text-style-name="P1" draw:layer="layout" svg:width="2.507cm" svg:height="2.5cm" svg:x="0.994cm" svg:y="16cm">
          <draw:image xlink:href="Pictures/10000201000001870000018619588B39ECCF9568.png" xlink:type="simple" xlink:show="embed" xlink:actuate="onLoad" draw:mime-type="image/png">
            <text:p/>
          </draw:image>
        </draw:frame>
        <draw:frame draw:style-name="gr16" draw:text-style-name="P12" draw:layer="layout" svg:width="1.217cm" svg:height="0.807cm" svg:x="1.033cm" svg:y="15cm">
          <draw:text-box>
            <text:p text:style-name="P3"><text:span text:style-name="T3">-30</text:span></text:p>
          </draw:text-box>
        </draw:frame>
        <draw:line draw:style-name="gr4" draw:text-style-name="P1" draw:layer="layout" svg:x1="3cm" svg:y1="13.75cm" svg:x2="5cm" svg:y2="16cm">
          <text:p/>
        </draw:line>
        <draw:frame draw:style-name="gr1" draw:text-style-name="P1" draw:layer="layout" svg:width="2.506cm" svg:height="2.5cm" svg:x="3.744cm" svg:y="16cm">
          <draw:image xlink:href="Pictures/1000020100000188000001874BE684BC5B53045F.png" xlink:type="simple" xlink:show="embed" xlink:actuate="onLoad" draw:mime-type="image/png">
            <text:p/>
          </draw:image>
        </draw:frame>
        <draw:frame draw:style-name="gr16" draw:text-style-name="P11" draw:layer="layout" svg:width="1.217cm" svg:height="0.807cm" svg:x="4.75cm" svg:y="14.943cm">
          <draw:text-box>
            <text:p><text:span text:style-name="T2">-40</text:span></text:p>
          </draw:text-box>
        </draw:frame>
      </draw:page>
      <draw:page draw:name="page4" draw:style-name="dp1" draw:master-page-name="Standard">
        <draw:frame draw:style-name="gr1" draw:text-style-name="P1" draw:layer="layout" svg:width="3.501cm" svg:height="3.51cm" svg:x="8.751cm" svg:y="2.25cm">
          <draw:image xlink:href="Pictures/100002010000018600000187FCA4D5AED4976917.png" xlink:type="simple" xlink:show="embed" xlink:actuate="onLoad" draw:mime-type="image/png">
            <text:p/>
          </draw:image>
        </draw:frame>
        <draw:line draw:style-name="gr2" draw:text-style-name="P1" draw:layer="layout" svg:x1="10.5cm" svg:y1="5.75cm" svg:x2="3cm" svg:y2="10.25cm">
          <text:p/>
        </draw:line>
        <draw:frame draw:style-name="gr1" draw:text-style-name="P1" draw:layer="layout" svg:width="3.5cm" svg:height="3.5cm" svg:x="1.25cm" svg:y="10.25cm">
          <draw:image xlink:href="Pictures/100002010000018800000188BC3A6D5BED8A1A31.png" xlink:type="simple" xlink:show="embed" xlink:actuate="onLoad" draw:mime-type="image/png">
            <text:p/>
          </draw:image>
        </draw:frame>
        <draw:frame draw:style-name="gr14" draw:text-style-name="P10" draw:layer="layout" svg:width="2.441cm" svg:height="1.673cm" svg:x="6.059cm" svg:y="3.038cm">
          <draw:text-box>
            <text:p><text:span text:style-name="T5">α = - ∞</text:span></text:p>
            <text:p text:style-name="P9"><text:span text:style-name="T6">β = </text:span><text:span text:style-name="T5">∞</text:span></text:p>
          </draw:text-box>
        </draw:frame>
        <draw:frame draw:style-name="gr17" draw:text-style-name="P11" draw:layer="layout" svg:width="2.941cm" svg:height="2.384cm" svg:x="5.059cm" svg:y="10.826cm">
          <draw:text-box>
            <text:p><text:span text:style-name="T5">α = - ∞</text:span></text:p>
            <text:p><text:span text:style-name="T7">β = - 40</text:span></text:p>
          </draw:text-box>
        </draw:frame>
        <draw:line draw:style-name="gr4" draw:text-style-name="P1" draw:layer="layout" svg:x1="3cm" svg:y1="13.75cm" svg:x2="2.25cm" svg:y2="16cm">
          <text:p/>
        </draw:line>
        <draw:frame draw:style-name="gr1" draw:text-style-name="P1" draw:layer="layout" svg:width="2.507cm" svg:height="2.5cm" svg:x="0.994cm" svg:y="16cm">
          <draw:image xlink:href="Pictures/10000201000001870000018619588B39ECCF9568.png" xlink:type="simple" xlink:show="embed" xlink:actuate="onLoad" draw:mime-type="image/png">
            <text:p/>
          </draw:image>
        </draw:frame>
        <draw:frame draw:style-name="gr16" draw:text-style-name="P11" draw:layer="layout" svg:width="1.217cm" svg:height="0.807cm" svg:x="1.033cm" svg:y="15cm">
          <draw:text-box>
            <text:p><text:span text:style-name="T2">-30</text:span></text:p>
          </draw:text-box>
        </draw:frame>
        <draw:line draw:style-name="gr4" draw:text-style-name="P1" draw:layer="layout" svg:x1="3cm" svg:y1="13.75cm" svg:x2="5cm" svg:y2="16cm">
          <text:p/>
        </draw:line>
        <draw:frame draw:style-name="gr1" draw:text-style-name="P1" draw:layer="layout" svg:width="2.506cm" svg:height="2.5cm" svg:x="3.744cm" svg:y="16cm">
          <draw:image xlink:href="Pictures/1000020100000188000001874BE684BC5B53045F.png" xlink:type="simple" xlink:show="embed" xlink:actuate="onLoad" draw:mime-type="image/png">
            <text:p/>
          </draw:image>
        </draw:frame>
        <draw:frame draw:style-name="gr16" draw:text-style-name="P12" draw:layer="layout" svg:width="1.217cm" svg:height="0.807cm" svg:x="4.75cm" svg:y="14.943cm">
          <draw:text-box>
            <text:p text:style-name="P3"><text:span text:style-name="T3">-40</text:span></text:p>
          </draw:text-box>
        </draw:frame>
      </draw:page>
      <draw:page draw:name="page5" draw:style-name="dp1" draw:master-page-name="Standard">
        <draw:frame draw:style-name="gr1" draw:text-style-name="P1" draw:layer="layout" svg:width="3.501cm" svg:height="3.51cm" svg:x="8.751cm" svg:y="2.25cm">
          <draw:image xlink:href="Pictures/100002010000018600000187FCA4D5AED4976917.png" xlink:type="simple" xlink:show="embed" xlink:actuate="onLoad" draw:mime-type="image/png">
            <text:p/>
          </draw:image>
        </draw:frame>
        <draw:line draw:style-name="gr2" draw:text-style-name="P1" draw:layer="layout" svg:x1="10.5cm" svg:y1="5.75cm" svg:x2="3cm" svg:y2="10.25cm">
          <text:p/>
        </draw:line>
        <draw:frame draw:style-name="gr1" draw:text-style-name="P1" draw:layer="layout" svg:width="3.5cm" svg:height="3.5cm" svg:x="1.25cm" svg:y="10.25cm">
          <draw:image xlink:href="Pictures/100002010000018800000188BC3A6D5BED8A1A31.png" xlink:type="simple" xlink:show="embed" xlink:actuate="onLoad" draw:mime-type="image/png">
            <text:p/>
          </draw:image>
        </draw:frame>
        <draw:frame draw:style-name="gr14" draw:text-style-name="P10" draw:layer="layout" svg:width="2.513cm" svg:height="1.673cm" svg:x="6.059cm" svg:y="3.038cm">
          <draw:text-box>
            <text:p><text:span text:style-name="T8">α = -40</text:span></text:p>
            <text:p text:style-name="P9"><text:span text:style-name="T6">β = </text:span><text:span text:style-name="T5">∞</text:span></text:p>
          </draw:text-box>
        </draw:frame>
        <draw:frame draw:style-name="gr17" draw:text-style-name="P11" draw:layer="layout" svg:width="2.941cm" svg:height="2.384cm" svg:x="5.059cm" svg:y="10.826cm">
          <draw:text-box>
            <text:p><text:span text:style-name="T5">α = - ∞</text:span></text:p>
            <text:p><text:span text:style-name="T6">β = - 40</text:span></text:p>
          </draw:text-box>
        </draw:frame>
        <draw:line draw:style-name="gr4" draw:text-style-name="P1" draw:layer="layout" svg:x1="3cm" svg:y1="13.75cm" svg:x2="2.25cm" svg:y2="16cm">
          <text:p/>
        </draw:line>
        <draw:frame draw:style-name="gr1" draw:text-style-name="P1" draw:layer="layout" svg:width="2.507cm" svg:height="2.5cm" svg:x="0.994cm" svg:y="16cm">
          <draw:image xlink:href="Pictures/10000201000001870000018619588B39ECCF9568.png" xlink:type="simple" xlink:show="embed" xlink:actuate="onLoad" draw:mime-type="image/png">
            <text:p/>
          </draw:image>
        </draw:frame>
        <draw:frame draw:style-name="gr16" draw:text-style-name="P11" draw:layer="layout" svg:width="1.217cm" svg:height="0.807cm" svg:x="1.033cm" svg:y="15cm">
          <draw:text-box>
            <text:p><text:span text:style-name="T2">-30</text:span></text:p>
          </draw:text-box>
        </draw:frame>
        <draw:line draw:style-name="gr4" draw:text-style-name="P1" draw:layer="layout" svg:x1="3cm" svg:y1="13.75cm" svg:x2="5cm" svg:y2="16cm">
          <text:p/>
        </draw:line>
        <draw:frame draw:style-name="gr1" draw:text-style-name="P1" draw:layer="layout" svg:width="2.506cm" svg:height="2.5cm" svg:x="3.744cm" svg:y="16cm">
          <draw:image xlink:href="Pictures/1000020100000188000001874BE684BC5B53045F.png" xlink:type="simple" xlink:show="embed" xlink:actuate="onLoad" draw:mime-type="image/png">
            <text:p/>
          </draw:image>
        </draw:frame>
        <draw:frame draw:style-name="gr16" draw:text-style-name="P12" draw:layer="layout" svg:width="1.217cm" svg:height="0.807cm" svg:x="4.75cm" svg:y="14.943cm">
          <draw:text-box>
            <text:p text:style-name="P3"><text:span text:style-name="T3">-40</text:span></text:p>
          </draw:text-box>
        </draw:frame>
        <draw:frame draw:style-name="gr18" draw:text-style-name="P13" draw:layer="layout" svg:width="1.25cm" svg:height="0.962cm" svg:x="4.25cm" svg:y="8cm">
          <draw:text-box>
            <text:p text:style-name="P3"><text:span text:style-name="T1">+0</text:span></text:p>
          </draw:text-box>
        </draw:frame>
      </draw:page>
      <draw:page draw:name="page6" draw:style-name="dp1" draw:master-page-name="Standard">
        <draw:frame draw:style-name="gr1" draw:text-style-name="P1" draw:layer="layout" svg:width="3.501cm" svg:height="3.51cm" svg:x="8.751cm" svg:y="2.25cm">
          <draw:image xlink:href="Pictures/100002010000018600000187FCA4D5AED4976917.png" xlink:type="simple" xlink:show="embed" xlink:actuate="onLoad" draw:mime-type="image/png">
            <text:p/>
          </draw:image>
        </draw:frame>
        <draw:line draw:style-name="gr2" draw:text-style-name="P1" draw:layer="layout" svg:x1="10.5cm" svg:y1="5.75cm" svg:x2="3cm" svg:y2="10.25cm">
          <text:p/>
        </draw:line>
        <draw:frame draw:style-name="gr1" draw:text-style-name="P1" draw:layer="layout" svg:width="3.5cm" svg:height="3.5cm" svg:x="1.25cm" svg:y="10.25cm">
          <draw:image xlink:href="Pictures/100002010000018800000188BC3A6D5BED8A1A31.png" xlink:type="simple" xlink:show="embed" xlink:actuate="onLoad" draw:mime-type="image/png">
            <text:p/>
          </draw:image>
        </draw:frame>
        <draw:frame draw:style-name="gr14" draw:text-style-name="P10" draw:layer="layout" svg:width="2.513cm" svg:height="1.673cm" svg:x="6.059cm" svg:y="3.038cm">
          <draw:text-box>
            <text:p><text:span text:style-name="T9">α = -40</text:span></text:p>
            <text:p text:style-name="P9"><text:span text:style-name="T6">β = </text:span><text:span text:style-name="T5">∞</text:span></text:p>
          </draw:text-box>
        </draw:frame>
        <draw:frame draw:style-name="gr17" draw:text-style-name="P11" draw:layer="layout" svg:width="2.941cm" svg:height="2.384cm" svg:x="5.059cm" svg:y="10.826cm">
          <draw:text-box>
            <text:p><text:span text:style-name="T5">α = - ∞</text:span></text:p>
            <text:p><text:span text:style-name="T6">β = - 40</text:span></text:p>
          </draw:text-box>
        </draw:frame>
        <draw:line draw:style-name="gr4" draw:text-style-name="P1" draw:layer="layout" svg:x1="3cm" svg:y1="13.75cm" svg:x2="2.25cm" svg:y2="16cm">
          <text:p/>
        </draw:line>
        <draw:frame draw:style-name="gr1" draw:text-style-name="P1" draw:layer="layout" svg:width="2.507cm" svg:height="2.5cm" svg:x="0.994cm" svg:y="16cm">
          <draw:image xlink:href="Pictures/10000201000001870000018619588B39ECCF9568.png" xlink:type="simple" xlink:show="embed" xlink:actuate="onLoad" draw:mime-type="image/png">
            <text:p/>
          </draw:image>
        </draw:frame>
        <draw:frame draw:style-name="gr16" draw:text-style-name="P11" draw:layer="layout" svg:width="1.217cm" svg:height="0.807cm" svg:x="1.033cm" svg:y="15cm">
          <draw:text-box>
            <text:p><text:span text:style-name="T2">-30</text:span></text:p>
          </draw:text-box>
        </draw:frame>
        <draw:line draw:style-name="gr4" draw:text-style-name="P1" draw:layer="layout" svg:x1="3cm" svg:y1="13.75cm" svg:x2="5cm" svg:y2="16cm">
          <text:p/>
        </draw:line>
        <draw:frame draw:style-name="gr1" draw:text-style-name="P1" draw:layer="layout" svg:width="2.506cm" svg:height="2.5cm" svg:x="3.744cm" svg:y="16cm">
          <draw:image xlink:href="Pictures/1000020100000188000001874BE684BC5B53045F.png" xlink:type="simple" xlink:show="embed" xlink:actuate="onLoad" draw:mime-type="image/png">
            <text:p/>
          </draw:image>
        </draw:frame>
        <draw:frame draw:style-name="gr16" draw:text-style-name="P11" draw:layer="layout" svg:width="1.217cm" svg:height="0.807cm" svg:x="4.75cm" svg:y="14.943cm">
          <draw:text-box>
            <text:p><text:span text:style-name="T2">-40</text:span></text:p>
          </draw:text-box>
        </draw:frame>
        <draw:frame draw:style-name="gr18" draw:text-style-name="P15" draw:layer="layout" svg:width="1.25cm" svg:height="0.962cm" svg:x="4.25cm" svg:y="8cm">
          <draw:text-box>
            <text:p text:style-name="P14"><text:span text:style-name="T10">+0</text:span></text:p>
          </draw:text-box>
        </draw:frame>
        <draw:line draw:style-name="gr3" draw:text-style-name="P1" draw:layer="layout" svg:x1="10.5cm" svg:y1="5.75cm" svg:x2="10.5cm" svg:y2="10.25cm">
          <text:p/>
        </draw:line>
        <draw:frame draw:style-name="gr1" draw:text-style-name="P1" draw:layer="layout" svg:width="3.5cm" svg:height="3.51cm" svg:x="8.75cm" svg:y="10.25cm">
          <draw:image xlink:href="Pictures/1000020100000187000001887473C84E1FFB1A06.png" xlink:type="simple" xlink:show="embed" xlink:actuate="onLoad" draw:mime-type="image/png">
            <text:p/>
          </draw:image>
        </draw:frame>
        <draw:line draw:style-name="gr2" draw:text-style-name="P1" draw:layer="layout" svg:x1="10.5cm" svg:y1="13.75cm" svg:x2="7.75cm" svg:y2="16cm">
          <text:p/>
        </draw:line>
        <draw:frame draw:style-name="gr1" draw:text-style-name="P1" draw:layer="layout" svg:width="2.527cm" svg:height="2.508cm" svg:x="6.474cm" svg:y="15.992cm">
          <draw:image xlink:href="Pictures/100002010000018A00000187B8AAC1C1D2239547.png" xlink:type="simple" xlink:show="embed" xlink:actuate="onLoad" draw:mime-type="image/png">
            <text:p/>
          </draw:image>
        </draw:frame>
        <draw:frame draw:style-name="gr16" draw:text-style-name="P12" draw:layer="layout" svg:width="1.217cm" svg:height="0.807cm" svg:x="7.033cm" svg:y="14.943cm">
          <draw:text-box>
            <text:p text:style-name="P3"><text:span text:style-name="T3">-40</text:span></text:p>
          </draw:text-box>
        </draw:frame>
        <draw:frame draw:style-name="gr15" draw:text-style-name="P11" draw:layer="layout" svg:width="2.513cm" svg:height="1.674cm" svg:x="10.75cm" svg:y="8.576cm">
          <draw:text-box>
            <text:p><text:span text:style-name="T9">α = -40</text:span></text:p>
            <text:p><text:span text:style-name="T7">β = -10</text:span></text:p>
          </draw:text-box>
        </draw:frame>
        <draw:frame draw:style-name="gr19" draw:text-style-name="P12" draw:layer="layout" svg:width="1.577cm" svg:height="0.963cm" svg:x="9cm" svg:y="7.537cm">
          <draw:text-box>
            <text:p text:style-name="P3"><text:span text:style-name="T1">+30</text:span></text:p>
          </draw:text-box>
        </draw:frame>
      </draw:page>
      <draw:page draw:name="page7" draw:style-name="dp1" draw:master-page-name="Standard">
        <draw:frame draw:style-name="gr1" draw:text-style-name="P1" draw:layer="layout" svg:width="3.501cm" svg:height="3.51cm" svg:x="8.751cm" svg:y="2.25cm">
          <draw:image xlink:href="Pictures/100002010000018600000187FCA4D5AED4976917.png" xlink:type="simple" xlink:show="embed" xlink:actuate="onLoad" draw:mime-type="image/png">
            <text:p/>
          </draw:image>
        </draw:frame>
        <draw:line draw:style-name="gr2" draw:text-style-name="P1" draw:layer="layout" svg:x1="10.5cm" svg:y1="5.75cm" svg:x2="3cm" svg:y2="10.25cm">
          <text:p/>
        </draw:line>
        <draw:frame draw:style-name="gr1" draw:text-style-name="P1" draw:layer="layout" svg:width="3.5cm" svg:height="3.5cm" svg:x="1.25cm" svg:y="10.25cm">
          <draw:image xlink:href="Pictures/100002010000018800000188BC3A6D5BED8A1A31.png" xlink:type="simple" xlink:show="embed" xlink:actuate="onLoad" draw:mime-type="image/png">
            <text:p/>
          </draw:image>
        </draw:frame>
        <draw:frame draw:style-name="gr14" draw:text-style-name="P10" draw:layer="layout" svg:width="2.513cm" svg:height="1.673cm" svg:x="6.059cm" svg:y="3.038cm">
          <draw:text-box>
            <text:p><text:span text:style-name="T9">α = -40</text:span></text:p>
            <text:p text:style-name="P9"><text:span text:style-name="T6">β = </text:span><text:span text:style-name="T5">∞</text:span></text:p>
          </draw:text-box>
        </draw:frame>
        <draw:frame draw:style-name="gr17" draw:text-style-name="P11" draw:layer="layout" svg:width="2.941cm" svg:height="2.384cm" svg:x="5.059cm" svg:y="10.826cm">
          <draw:text-box>
            <text:p><text:span text:style-name="T5">α = - ∞</text:span></text:p>
            <text:p><text:span text:style-name="T6">β = - 40</text:span></text:p>
          </draw:text-box>
        </draw:frame>
        <draw:line draw:style-name="gr4" draw:text-style-name="P1" draw:layer="layout" svg:x1="3cm" svg:y1="13.75cm" svg:x2="2.25cm" svg:y2="16cm">
          <text:p/>
        </draw:line>
        <draw:frame draw:style-name="gr1" draw:text-style-name="P1" draw:layer="layout" svg:width="2.507cm" svg:height="2.5cm" svg:x="0.994cm" svg:y="16cm">
          <draw:image xlink:href="Pictures/10000201000001870000018619588B39ECCF9568.png" xlink:type="simple" xlink:show="embed" xlink:actuate="onLoad" draw:mime-type="image/png">
            <text:p/>
          </draw:image>
        </draw:frame>
        <draw:frame draw:style-name="gr16" draw:text-style-name="P11" draw:layer="layout" svg:width="1.217cm" svg:height="0.807cm" svg:x="1.033cm" svg:y="15cm">
          <draw:text-box>
            <text:p><text:span text:style-name="T2">-30</text:span></text:p>
          </draw:text-box>
        </draw:frame>
        <draw:line draw:style-name="gr4" draw:text-style-name="P1" draw:layer="layout" svg:x1="3cm" svg:y1="13.75cm" svg:x2="5cm" svg:y2="16cm">
          <text:p/>
        </draw:line>
        <draw:frame draw:style-name="gr1" draw:text-style-name="P1" draw:layer="layout" svg:width="2.506cm" svg:height="2.5cm" svg:x="3.744cm" svg:y="16cm">
          <draw:image xlink:href="Pictures/1000020100000188000001874BE684BC5B53045F.png" xlink:type="simple" xlink:show="embed" xlink:actuate="onLoad" draw:mime-type="image/png">
            <text:p/>
          </draw:image>
        </draw:frame>
        <draw:frame draw:style-name="gr16" draw:text-style-name="P11" draw:layer="layout" svg:width="1.217cm" svg:height="0.807cm" svg:x="4.75cm" svg:y="14.943cm">
          <draw:text-box>
            <text:p><text:span text:style-name="T2">-40</text:span></text:p>
          </draw:text-box>
        </draw:frame>
        <draw:frame draw:style-name="gr18" draw:text-style-name="P15" draw:layer="layout" svg:width="1.25cm" svg:height="0.962cm" svg:x="4.25cm" svg:y="8cm">
          <draw:text-box>
            <text:p text:style-name="P14"><text:span text:style-name="T10">+0</text:span></text:p>
          </draw:text-box>
        </draw:frame>
        <draw:line draw:style-name="gr3" draw:text-style-name="P1" draw:layer="layout" svg:x1="10.5cm" svg:y1="5.75cm" svg:x2="10.5cm" svg:y2="10.25cm">
          <text:p/>
        </draw:line>
        <draw:frame draw:style-name="gr1" draw:text-style-name="P1" draw:layer="layout" svg:width="3.5cm" svg:height="3.51cm" svg:x="8.75cm" svg:y="10.25cm">
          <draw:image xlink:href="Pictures/1000020100000187000001887473C84E1FFB1A06.png" xlink:type="simple" xlink:show="embed" xlink:actuate="onLoad" draw:mime-type="image/png">
            <text:p/>
          </draw:image>
        </draw:frame>
        <draw:line draw:style-name="gr2" draw:text-style-name="P1" draw:layer="layout" svg:x1="10.5cm" svg:y1="13.75cm" svg:x2="7.75cm" svg:y2="16cm">
          <text:p/>
        </draw:line>
        <draw:frame draw:style-name="gr1" draw:text-style-name="P1" draw:layer="layout" svg:width="2.527cm" svg:height="2.508cm" svg:x="6.474cm" svg:y="15.992cm">
          <draw:image xlink:href="Pictures/100002010000018A00000187B8AAC1C1D2239547.png" xlink:type="simple" xlink:show="embed" xlink:actuate="onLoad" draw:mime-type="image/png">
            <text:p/>
          </draw:image>
        </draw:frame>
        <draw:frame draw:style-name="gr16" draw:text-style-name="P16" draw:layer="layout" svg:width="1.217cm" svg:height="0.807cm" svg:x="7.033cm" svg:y="14.943cm">
          <draw:text-box>
            <text:p text:style-name="P14"><text:span text:style-name="T11">-40</text:span></text:p>
          </draw:text-box>
        </draw:frame>
        <draw:frame draw:style-name="gr15" draw:text-style-name="P11" draw:layer="layout" svg:width="2.513cm" svg:height="1.674cm" svg:x="10.75cm" svg:y="8.576cm">
          <draw:text-box>
            <text:p><text:span text:style-name="T9">α = -40</text:span></text:p>
            <text:p><text:span text:style-name="T7">β = -70</text:span></text:p>
          </draw:text-box>
        </draw:frame>
        <draw:frame draw:style-name="gr19" draw:text-style-name="P12" draw:layer="layout" svg:width="1.577cm" svg:height="0.963cm" svg:x="9cm" svg:y="7.537cm">
          <draw:text-box>
            <text:p text:style-name="P3"><text:span text:style-name="T1">+30</text:span></text:p>
          </draw:text-box>
        </draw:frame>
        <draw:line draw:style-name="gr4" draw:text-style-name="P1" draw:layer="layout" svg:x1="10.5cm" svg:y1="13.75cm" svg:x2="10.5cm" svg:y2="16cm">
          <text:p/>
        </draw:line>
        <draw:frame draw:style-name="gr1" draw:text-style-name="P1" draw:layer="layout" svg:width="2.5cm" svg:height="2.506cm" svg:x="9.25cm" svg:y="15.994cm">
          <draw:image xlink:href="Pictures/1000020100000188000001892D1A87E1164407FC.png" xlink:type="simple" xlink:show="embed" xlink:actuate="onLoad" draw:mime-type="image/png">
            <text:p/>
          </draw:image>
        </draw:frame>
        <draw:frame draw:style-name="gr16" draw:text-style-name="P12" draw:layer="layout" svg:width="1.493cm" svg:height="0.807cm" svg:x="10.507cm" svg:y="14.943cm">
          <draw:text-box>
            <text:p text:style-name="P3"><text:span text:style-name="T3">-100</text:span></text:p>
          </draw:text-box>
        </draw:frame>
      </draw:page>
      <draw:page draw:name="page8" draw:style-name="dp1" draw:master-page-name="Standard">
        <draw:frame draw:style-name="gr1" draw:text-style-name="P1" draw:layer="layout" svg:width="3.501cm" svg:height="3.51cm" svg:x="8.751cm" svg:y="2.25cm">
          <draw:image xlink:href="Pictures/100002010000018600000187FCA4D5AED4976917.png" xlink:type="simple" xlink:show="embed" xlink:actuate="onLoad" draw:mime-type="image/png">
            <text:p/>
          </draw:image>
        </draw:frame>
        <draw:line draw:style-name="gr2" draw:text-style-name="P1" draw:layer="layout" svg:x1="10.5cm" svg:y1="5.75cm" svg:x2="3cm" svg:y2="10.25cm">
          <text:p/>
        </draw:line>
        <draw:frame draw:style-name="gr1" draw:text-style-name="P1" draw:layer="layout" svg:width="3.5cm" svg:height="3.5cm" svg:x="1.25cm" svg:y="10.25cm">
          <draw:image xlink:href="Pictures/100002010000018800000188BC3A6D5BED8A1A31.png" xlink:type="simple" xlink:show="embed" xlink:actuate="onLoad" draw:mime-type="image/png">
            <text:p/>
          </draw:image>
        </draw:frame>
        <draw:frame draw:style-name="gr14" draw:text-style-name="P10" draw:layer="layout" svg:width="2.513cm" svg:height="1.673cm" svg:x="6.059cm" svg:y="3.038cm">
          <draw:text-box>
            <text:p><text:span text:style-name="T9">α = -40</text:span></text:p>
            <text:p text:style-name="P9"><text:span text:style-name="T6">β = </text:span><text:span text:style-name="T5">∞</text:span></text:p>
          </draw:text-box>
        </draw:frame>
        <draw:frame draw:style-name="gr17" draw:text-style-name="P11" draw:layer="layout" svg:width="2.941cm" svg:height="2.384cm" svg:x="5.059cm" svg:y="10.826cm">
          <draw:text-box>
            <text:p><text:span text:style-name="T5">α = - ∞</text:span></text:p>
            <text:p><text:span text:style-name="T6">β = - 40</text:span></text:p>
          </draw:text-box>
        </draw:frame>
        <draw:line draw:style-name="gr4" draw:text-style-name="P1" draw:layer="layout" svg:x1="3cm" svg:y1="13.75cm" svg:x2="2.25cm" svg:y2="16cm">
          <text:p/>
        </draw:line>
        <draw:frame draw:style-name="gr1" draw:text-style-name="P1" draw:layer="layout" svg:width="2.507cm" svg:height="2.5cm" svg:x="0.994cm" svg:y="16cm">
          <draw:image xlink:href="Pictures/10000201000001870000018619588B39ECCF9568.png" xlink:type="simple" xlink:show="embed" xlink:actuate="onLoad" draw:mime-type="image/png">
            <text:p/>
          </draw:image>
        </draw:frame>
        <draw:frame draw:style-name="gr16" draw:text-style-name="P11" draw:layer="layout" svg:width="1.217cm" svg:height="0.807cm" svg:x="1.033cm" svg:y="15cm">
          <draw:text-box>
            <text:p><text:span text:style-name="T2">-30</text:span></text:p>
          </draw:text-box>
        </draw:frame>
        <draw:line draw:style-name="gr4" draw:text-style-name="P1" draw:layer="layout" svg:x1="3cm" svg:y1="13.75cm" svg:x2="5cm" svg:y2="16cm">
          <text:p/>
        </draw:line>
        <draw:frame draw:style-name="gr1" draw:text-style-name="P1" draw:layer="layout" svg:width="2.506cm" svg:height="2.5cm" svg:x="3.744cm" svg:y="16cm">
          <draw:image xlink:href="Pictures/1000020100000188000001874BE684BC5B53045F.png" xlink:type="simple" xlink:show="embed" xlink:actuate="onLoad" draw:mime-type="image/png">
            <text:p/>
          </draw:image>
        </draw:frame>
        <draw:frame draw:style-name="gr16" draw:text-style-name="P11" draw:layer="layout" svg:width="1.217cm" svg:height="0.807cm" svg:x="4.75cm" svg:y="14.943cm">
          <draw:text-box>
            <text:p><text:span text:style-name="T2">-40</text:span></text:p>
          </draw:text-box>
        </draw:frame>
        <draw:frame draw:style-name="gr18" draw:text-style-name="P15" draw:layer="layout" svg:width="1.25cm" svg:height="0.962cm" svg:x="4.25cm" svg:y="8cm">
          <draw:text-box>
            <text:p text:style-name="P14"><text:span text:style-name="T10">+0</text:span></text:p>
          </draw:text-box>
        </draw:frame>
        <draw:line draw:style-name="gr3" draw:text-style-name="P1" draw:layer="layout" svg:x1="10.5cm" svg:y1="5.75cm" svg:x2="10.5cm" svg:y2="10.25cm">
          <text:p/>
        </draw:line>
        <draw:frame draw:style-name="gr1" draw:text-style-name="P1" draw:layer="layout" svg:width="3.5cm" svg:height="3.51cm" svg:x="8.75cm" svg:y="10.25cm">
          <draw:image xlink:href="Pictures/1000020100000187000001887473C84E1FFB1A06.png" xlink:type="simple" xlink:show="embed" xlink:actuate="onLoad" draw:mime-type="image/png">
            <text:p/>
          </draw:image>
        </draw:frame>
        <draw:line draw:style-name="gr2" draw:text-style-name="P1" draw:layer="layout" svg:x1="10.5cm" svg:y1="13.75cm" svg:x2="7.75cm" svg:y2="16cm">
          <text:p/>
        </draw:line>
        <draw:frame draw:style-name="gr1" draw:text-style-name="P1" draw:layer="layout" svg:width="2.527cm" svg:height="2.508cm" svg:x="6.474cm" svg:y="15.992cm">
          <draw:image xlink:href="Pictures/100002010000018A00000187B8AAC1C1D2239547.png" xlink:type="simple" xlink:show="embed" xlink:actuate="onLoad" draw:mime-type="image/png">
            <text:p/>
          </draw:image>
        </draw:frame>
        <draw:frame draw:style-name="gr16" draw:text-style-name="P16" draw:layer="layout" svg:width="1.217cm" svg:height="0.807cm" svg:x="7.033cm" svg:y="14.943cm">
          <draw:text-box>
            <text:p text:style-name="P14"><text:span text:style-name="T11">-40</text:span></text:p>
          </draw:text-box>
        </draw:frame>
        <draw:frame draw:style-name="gr15" draw:text-style-name="P11" draw:layer="layout" svg:width="2.513cm" svg:height="1.674cm" svg:x="10.75cm" svg:y="8.576cm">
          <draw:text-box>
            <text:p><text:span text:style-name="T9">α = -40</text:span></text:p>
            <text:p><text:span text:style-name="T7">β = -70</text:span></text:p>
          </draw:text-box>
        </draw:frame>
        <draw:frame draw:style-name="gr19" draw:text-style-name="P12" draw:layer="layout" svg:width="1.577cm" svg:height="0.963cm" svg:x="9cm" svg:y="7.537cm">
          <draw:text-box>
            <text:p text:style-name="P3"><text:span text:style-name="T1">+30</text:span></text:p>
          </draw:text-box>
        </draw:frame>
        <draw:line draw:style-name="gr4" draw:text-style-name="P1" draw:layer="layout" svg:x1="10.5cm" svg:y1="13.75cm" svg:x2="10.5cm" svg:y2="16cm">
          <text:p/>
        </draw:line>
        <draw:frame draw:style-name="gr1" draw:text-style-name="P1" draw:layer="layout" svg:width="2.5cm" svg:height="2.506cm" svg:x="9.25cm" svg:y="15.994cm">
          <draw:image xlink:href="Pictures/1000020100000188000001892D1A87E1164407FC.png" xlink:type="simple" xlink:show="embed" xlink:actuate="onLoad" draw:mime-type="image/png">
            <text:p/>
          </draw:image>
        </draw:frame>
        <draw:frame draw:style-name="gr16" draw:text-style-name="P12" draw:layer="layout" svg:width="1.493cm" svg:height="0.807cm" svg:x="10.507cm" svg:y="14.943cm">
          <draw:text-box>
            <text:p text:style-name="P3"><text:span text:style-name="T3">-100</text:span></text:p>
          </draw:text-box>
        </draw:frame>
      </draw:page>
      <draw:page draw:name="page9" draw:style-name="dp1" draw:master-page-name="Standard">
        <draw:frame draw:style-name="gr1" draw:text-style-name="P1" draw:layer="layout" svg:width="3.501cm" svg:height="3.51cm" svg:x="8.751cm" svg:y="2.25cm">
          <draw:image xlink:href="Pictures/100002010000018600000187FCA4D5AED4976917.png" xlink:type="simple" xlink:show="embed" xlink:actuate="onLoad" draw:mime-type="image/png">
            <text:p/>
          </draw:image>
        </draw:frame>
        <draw:line draw:style-name="gr2" draw:text-style-name="P1" draw:layer="layout" svg:x1="10.5cm" svg:y1="5.75cm" svg:x2="3cm" svg:y2="10.25cm">
          <text:p/>
        </draw:line>
        <draw:frame draw:style-name="gr1" draw:text-style-name="P1" draw:layer="layout" svg:width="3.5cm" svg:height="3.5cm" svg:x="1.25cm" svg:y="10.25cm">
          <draw:image xlink:href="Pictures/100002010000018800000188BC3A6D5BED8A1A31.png" xlink:type="simple" xlink:show="embed" xlink:actuate="onLoad" draw:mime-type="image/png">
            <text:p/>
          </draw:image>
        </draw:frame>
        <draw:frame draw:style-name="gr14" draw:text-style-name="P10" draw:layer="layout" svg:width="2.513cm" svg:height="1.673cm" svg:x="6.059cm" svg:y="3.038cm">
          <draw:text-box>
            <text:p><text:span text:style-name="T9">α = -40</text:span></text:p>
            <text:p text:style-name="P9"><text:span text:style-name="T6">β = </text:span><text:span text:style-name="T5">∞</text:span></text:p>
          </draw:text-box>
        </draw:frame>
        <draw:frame draw:style-name="gr17" draw:text-style-name="P11" draw:layer="layout" svg:width="2.941cm" svg:height="2.384cm" svg:x="5.059cm" svg:y="10.826cm">
          <draw:text-box>
            <text:p><text:span text:style-name="T5">α = - ∞</text:span></text:p>
            <text:p><text:span text:style-name="T6">β = - 40</text:span></text:p>
          </draw:text-box>
        </draw:frame>
        <draw:line draw:style-name="gr4" draw:text-style-name="P1" draw:layer="layout" svg:x1="3cm" svg:y1="13.75cm" svg:x2="2.25cm" svg:y2="16cm">
          <text:p/>
        </draw:line>
        <draw:frame draw:style-name="gr1" draw:text-style-name="P1" draw:layer="layout" svg:width="2.507cm" svg:height="2.5cm" svg:x="0.994cm" svg:y="16cm">
          <draw:image xlink:href="Pictures/10000201000001870000018619588B39ECCF9568.png" xlink:type="simple" xlink:show="embed" xlink:actuate="onLoad" draw:mime-type="image/png">
            <text:p/>
          </draw:image>
        </draw:frame>
        <draw:frame draw:style-name="gr16" draw:text-style-name="P11" draw:layer="layout" svg:width="1.217cm" svg:height="0.807cm" svg:x="1.033cm" svg:y="15cm">
          <draw:text-box>
            <text:p><text:span text:style-name="T2">-30</text:span></text:p>
          </draw:text-box>
        </draw:frame>
        <draw:line draw:style-name="gr4" draw:text-style-name="P1" draw:layer="layout" svg:x1="3cm" svg:y1="13.75cm" svg:x2="5cm" svg:y2="16cm">
          <text:p/>
        </draw:line>
        <draw:frame draw:style-name="gr1" draw:text-style-name="P1" draw:layer="layout" svg:width="2.506cm" svg:height="2.5cm" svg:x="3.744cm" svg:y="16cm">
          <draw:image xlink:href="Pictures/1000020100000188000001874BE684BC5B53045F.png" xlink:type="simple" xlink:show="embed" xlink:actuate="onLoad" draw:mime-type="image/png">
            <text:p/>
          </draw:image>
        </draw:frame>
        <draw:frame draw:style-name="gr16" draw:text-style-name="P11" draw:layer="layout" svg:width="1.217cm" svg:height="0.807cm" svg:x="4.75cm" svg:y="14.943cm">
          <draw:text-box>
            <text:p><text:span text:style-name="T2">-40</text:span></text:p>
          </draw:text-box>
        </draw:frame>
        <draw:frame draw:style-name="gr18" draw:text-style-name="P15" draw:layer="layout" svg:width="1.25cm" svg:height="0.962cm" svg:x="4.25cm" svg:y="8cm">
          <draw:text-box>
            <text:p text:style-name="P14"><text:span text:style-name="T10">+0</text:span></text:p>
          </draw:text-box>
        </draw:frame>
        <draw:line draw:style-name="gr3" draw:text-style-name="P1" draw:layer="layout" svg:x1="10.5cm" svg:y1="5.75cm" svg:x2="10.5cm" svg:y2="10.25cm">
          <text:p/>
        </draw:line>
        <draw:frame draw:style-name="gr1" draw:text-style-name="P1" draw:layer="layout" svg:width="3.5cm" svg:height="3.51cm" svg:x="8.75cm" svg:y="10.25cm">
          <draw:image xlink:href="Pictures/1000020100000187000001887473C84E1FFB1A06.png" xlink:type="simple" xlink:show="embed" xlink:actuate="onLoad" draw:mime-type="image/png">
            <text:p/>
          </draw:image>
        </draw:frame>
        <draw:line draw:style-name="gr2" draw:text-style-name="P1" draw:layer="layout" svg:x1="10.5cm" svg:y1="13.75cm" svg:x2="7.75cm" svg:y2="16cm">
          <text:p/>
        </draw:line>
        <draw:frame draw:style-name="gr1" draw:text-style-name="P1" draw:layer="layout" svg:width="2.527cm" svg:height="2.508cm" svg:x="6.474cm" svg:y="15.992cm">
          <draw:image xlink:href="Pictures/100002010000018A00000187B8AAC1C1D2239547.png" xlink:type="simple" xlink:show="embed" xlink:actuate="onLoad" draw:mime-type="image/png">
            <text:p/>
          </draw:image>
        </draw:frame>
        <draw:frame draw:style-name="gr16" draw:text-style-name="P16" draw:layer="layout" svg:width="1.217cm" svg:height="0.807cm" svg:x="7.033cm" svg:y="14.943cm">
          <draw:text-box>
            <text:p text:style-name="P14"><text:span text:style-name="T11">-40</text:span></text:p>
          </draw:text-box>
        </draw:frame>
        <draw:frame draw:style-name="gr15" draw:text-style-name="P11" draw:layer="layout" svg:width="2.513cm" svg:height="1.674cm" svg:x="10.75cm" svg:y="8.576cm">
          <draw:text-box>
            <text:p><text:span text:style-name="T9">α = -40</text:span></text:p>
            <text:p><text:span text:style-name="T7">β = -70</text:span></text:p>
          </draw:text-box>
        </draw:frame>
        <draw:frame draw:style-name="gr19" draw:text-style-name="P12" draw:layer="layout" svg:width="1.577cm" svg:height="0.963cm" svg:x="9cm" svg:y="7.537cm">
          <draw:text-box>
            <text:p text:style-name="P3"><text:span text:style-name="T1">+30</text:span></text:p>
          </draw:text-box>
        </draw:frame>
        <draw:line draw:style-name="gr4" draw:text-style-name="P1" draw:layer="layout" svg:x1="10.5cm" svg:y1="13.75cm" svg:x2="10.5cm" svg:y2="16cm">
          <text:p/>
        </draw:line>
        <draw:frame draw:style-name="gr1" draw:text-style-name="P1" draw:layer="layout" svg:width="2.5cm" svg:height="2.506cm" svg:x="9.25cm" svg:y="15.994cm">
          <draw:image xlink:href="Pictures/1000020100000188000001892D1A87E1164407FC.png" xlink:type="simple" xlink:show="embed" xlink:actuate="onLoad" draw:mime-type="image/png">
            <text:p/>
          </draw:image>
        </draw:frame>
        <draw:frame draw:style-name="gr16" draw:text-style-name="P12" draw:layer="layout" svg:width="1.493cm" svg:height="0.807cm" svg:x="10.507cm" svg:y="14.943cm">
          <draw:text-box>
            <text:p text:style-name="P3"><text:span text:style-name="T3">-100</text:span></text:p>
          </draw:text-box>
        </draw:frame>
        <draw:line draw:style-name="gr4" draw:text-style-name="P1" draw:layer="layout" svg:x1="10.5cm" svg:y1="13.75cm" svg:x2="13.25cm" svg:y2="16cm">
          <text:p/>
        </draw:line>
        <draw:frame draw:style-name="gr1" draw:text-style-name="P1" draw:layer="layout" svg:width="2.5cm" svg:height="2.5cm" svg:x="12cm" svg:y="16cm">
          <draw:image xlink:href="Pictures/10000201000001880000018845B848299BFAE156.png" xlink:type="simple" xlink:show="embed" xlink:actuate="onLoad" draw:mime-type="image/png">
            <text:p/>
          </draw:image>
        </draw:frame>
        <draw:line draw:style-name="gr20" draw:text-style-name="P1" draw:layer="layout" svg:x1="12cm" svg:y1="18.5cm" svg:x2="14.5cm" svg:y2="16cm">
          <text:p/>
        </draw:line>
        <draw:line draw:style-name="gr20" draw:text-style-name="P1" draw:layer="layout" svg:x1="14.5cm" svg:y1="18.5cm" svg:x2="12cm" svg:y2="16cm">
          <text:p/>
        </draw:line>
      </draw:page>
      <draw:page draw:name="page10" draw:style-name="dp1" draw:master-page-name="Standard">
        <draw:frame draw:style-name="gr1" draw:text-style-name="P1" draw:layer="layout" svg:width="3.501cm" svg:height="3.51cm" svg:x="8.751cm" svg:y="2.25cm">
          <draw:image xlink:href="Pictures/100002010000018600000187FCA4D5AED4976917.png" xlink:type="simple" xlink:show="embed" xlink:actuate="onLoad" draw:mime-type="image/png">
            <text:p/>
          </draw:image>
        </draw:frame>
        <draw:line draw:style-name="gr2" draw:text-style-name="P1" draw:layer="layout" svg:x1="10.5cm" svg:y1="5.75cm" svg:x2="3cm" svg:y2="10.25cm">
          <text:p/>
        </draw:line>
        <draw:frame draw:style-name="gr1" draw:text-style-name="P1" draw:layer="layout" svg:width="3.5cm" svg:height="3.5cm" svg:x="1.25cm" svg:y="10.25cm">
          <draw:image xlink:href="Pictures/100002010000018800000188BC3A6D5BED8A1A31.png" xlink:type="simple" xlink:show="embed" xlink:actuate="onLoad" draw:mime-type="image/png">
            <text:p/>
          </draw:image>
        </draw:frame>
        <draw:frame draw:style-name="gr14" draw:text-style-name="P10" draw:layer="layout" svg:width="2.513cm" svg:height="1.673cm" svg:x="6.059cm" svg:y="3.038cm">
          <draw:text-box>
            <text:p><text:span text:style-name="T9">α = -40</text:span></text:p>
            <text:p text:style-name="P9"><text:span text:style-name="T6">β = </text:span><text:span text:style-name="T5">∞</text:span></text:p>
          </draw:text-box>
        </draw:frame>
        <draw:frame draw:style-name="gr17" draw:text-style-name="P11" draw:layer="layout" svg:width="2.941cm" svg:height="2.384cm" svg:x="5.059cm" svg:y="10.826cm">
          <draw:text-box>
            <text:p><text:span text:style-name="T5">α = - ∞</text:span></text:p>
            <text:p><text:span text:style-name="T6">β = - 40</text:span></text:p>
          </draw:text-box>
        </draw:frame>
        <draw:line draw:style-name="gr4" draw:text-style-name="P1" draw:layer="layout" svg:x1="3cm" svg:y1="13.75cm" svg:x2="2.25cm" svg:y2="16cm">
          <text:p/>
        </draw:line>
        <draw:frame draw:style-name="gr1" draw:text-style-name="P1" draw:layer="layout" svg:width="2.507cm" svg:height="2.5cm" svg:x="0.994cm" svg:y="16cm">
          <draw:image xlink:href="Pictures/10000201000001870000018619588B39ECCF9568.png" xlink:type="simple" xlink:show="embed" xlink:actuate="onLoad" draw:mime-type="image/png">
            <text:p/>
          </draw:image>
        </draw:frame>
        <draw:frame draw:style-name="gr16" draw:text-style-name="P11" draw:layer="layout" svg:width="1.217cm" svg:height="0.807cm" svg:x="1.033cm" svg:y="15cm">
          <draw:text-box>
            <text:p><text:span text:style-name="T2">-30</text:span></text:p>
          </draw:text-box>
        </draw:frame>
        <draw:line draw:style-name="gr4" draw:text-style-name="P1" draw:layer="layout" svg:x1="3cm" svg:y1="13.75cm" svg:x2="5cm" svg:y2="16cm">
          <text:p/>
        </draw:line>
        <draw:frame draw:style-name="gr1" draw:text-style-name="P1" draw:layer="layout" svg:width="2.506cm" svg:height="2.5cm" svg:x="3.744cm" svg:y="16cm">
          <draw:image xlink:href="Pictures/1000020100000188000001874BE684BC5B53045F.png" xlink:type="simple" xlink:show="embed" xlink:actuate="onLoad" draw:mime-type="image/png">
            <text:p/>
          </draw:image>
        </draw:frame>
        <draw:frame draw:style-name="gr16" draw:text-style-name="P11" draw:layer="layout" svg:width="1.217cm" svg:height="0.807cm" svg:x="4.75cm" svg:y="14.943cm">
          <draw:text-box>
            <text:p><text:span text:style-name="T2">-40</text:span></text:p>
          </draw:text-box>
        </draw:frame>
        <draw:frame draw:style-name="gr18" draw:text-style-name="P15" draw:layer="layout" svg:width="1.25cm" svg:height="0.962cm" svg:x="4.25cm" svg:y="8cm">
          <draw:text-box>
            <text:p text:style-name="P14"><text:span text:style-name="T10">+0</text:span></text:p>
          </draw:text-box>
        </draw:frame>
        <draw:line draw:style-name="gr3" draw:text-style-name="P1" draw:layer="layout" svg:x1="10.5cm" svg:y1="5.75cm" svg:x2="10.5cm" svg:y2="10.25cm">
          <text:p/>
        </draw:line>
        <draw:frame draw:style-name="gr1" draw:text-style-name="P1" draw:layer="layout" svg:width="3.5cm" svg:height="3.51cm" svg:x="8.75cm" svg:y="10.25cm">
          <draw:image xlink:href="Pictures/1000020100000187000001887473C84E1FFB1A06.png" xlink:type="simple" xlink:show="embed" xlink:actuate="onLoad" draw:mime-type="image/png">
            <text:p/>
          </draw:image>
        </draw:frame>
        <draw:line draw:style-name="gr2" draw:text-style-name="P1" draw:layer="layout" svg:x1="10.5cm" svg:y1="13.75cm" svg:x2="7.75cm" svg:y2="16cm">
          <text:p/>
        </draw:line>
        <draw:frame draw:style-name="gr1" draw:text-style-name="P1" draw:layer="layout" svg:width="2.527cm" svg:height="2.508cm" svg:x="6.474cm" svg:y="15.992cm">
          <draw:image xlink:href="Pictures/100002010000018A00000187B8AAC1C1D2239547.png" xlink:type="simple" xlink:show="embed" xlink:actuate="onLoad" draw:mime-type="image/png">
            <text:p/>
          </draw:image>
        </draw:frame>
        <draw:frame draw:style-name="gr16" draw:text-style-name="P16" draw:layer="layout" svg:width="1.217cm" svg:height="0.807cm" svg:x="7.033cm" svg:y="14.943cm">
          <draw:text-box>
            <text:p text:style-name="P14"><text:span text:style-name="T11">-40</text:span></text:p>
          </draw:text-box>
        </draw:frame>
        <draw:frame draw:style-name="gr21" draw:text-style-name="P17" draw:layer="layout" svg:width="2.513cm" svg:height="1.673cm" svg:x="17.487cm" svg:y="8.327cm">
          <draw:text-box>
            <text:p text:style-name="P9"><text:span text:style-name="T12">α = -40</text:span></text:p>
            <text:p text:style-name="P9"><text:span text:style-name="T7">β = -70</text:span></text:p>
          </draw:text-box>
        </draw:frame>
        <draw:frame draw:style-name="gr19" draw:text-style-name="P16" draw:layer="layout" svg:width="1.577cm" svg:height="0.963cm" svg:x="9cm" svg:y="7.537cm">
          <draw:text-box>
            <text:p text:style-name="P14"><text:span text:style-name="T10">+30</text:span></text:p>
          </draw:text-box>
        </draw:frame>
        <draw:line draw:style-name="gr4" draw:text-style-name="P1" draw:layer="layout" svg:x1="10.5cm" svg:y1="13.75cm" svg:x2="10.5cm" svg:y2="16cm">
          <text:p/>
        </draw:line>
        <draw:frame draw:style-name="gr1" draw:text-style-name="P1" draw:layer="layout" svg:width="2.5cm" svg:height="2.506cm" svg:x="9.25cm" svg:y="15.994cm">
          <draw:image xlink:href="Pictures/1000020100000188000001892D1A87E1164407FC.png" xlink:type="simple" xlink:show="embed" xlink:actuate="onLoad" draw:mime-type="image/png">
            <text:p/>
          </draw:image>
        </draw:frame>
        <draw:frame draw:style-name="gr16" draw:text-style-name="P16" draw:layer="layout" svg:width="1.493cm" svg:height="0.807cm" svg:x="10.507cm" svg:y="14.943cm">
          <draw:text-box>
            <text:p text:style-name="P14"><text:span text:style-name="T11">-100</text:span></text:p>
          </draw:text-box>
        </draw:frame>
        <draw:line draw:style-name="gr4" draw:text-style-name="P1" draw:layer="layout" svg:x1="10.5cm" svg:y1="13.75cm" svg:x2="13.25cm" svg:y2="16cm">
          <text:p/>
        </draw:line>
        <draw:frame draw:style-name="gr1" draw:text-style-name="P1" draw:layer="layout" svg:width="2.5cm" svg:height="2.5cm" svg:x="12cm" svg:y="16cm">
          <draw:image xlink:href="Pictures/10000201000001880000018845B848299BFAE156.png" xlink:type="simple" xlink:show="embed" xlink:actuate="onLoad" draw:mime-type="image/png">
            <text:p/>
          </draw:image>
        </draw:frame>
        <draw:line draw:style-name="gr20" draw:text-style-name="P1" draw:layer="layout" svg:x1="12cm" svg:y1="18.5cm" svg:x2="14.5cm" svg:y2="16cm">
          <text:p/>
        </draw:line>
        <draw:line draw:style-name="gr20" draw:text-style-name="P1" draw:layer="layout" svg:x1="14.5cm" svg:y1="18.5cm" svg:x2="12cm" svg:y2="16cm">
          <text:p/>
        </draw:line>
        <draw:line draw:style-name="gr2" draw:text-style-name="P1" draw:layer="layout" svg:x1="10.5cm" svg:y1="5.75cm" svg:x2="18cm" svg:y2="10.25cm">
          <text:p/>
        </draw:line>
        <draw:frame draw:style-name="gr1" draw:text-style-name="P1" draw:layer="layout" svg:width="3.5cm" svg:height="3.535cm" svg:x="16.25cm" svg:y="10.216cm">
          <draw:image xlink:href="Pictures/100002010000018500000189017D011367316E59.png" xlink:type="simple" xlink:show="embed" xlink:actuate="onLoad" draw:mime-type="image/png">
            <text:p/>
          </draw:image>
        </draw:frame>
        <draw:line draw:style-name="gr4" draw:text-style-name="P1" draw:layer="layout" svg:x1="18cm" svg:y1="13.75cm" svg:x2="16cm" svg:y2="16cm">
          <text:p/>
        </draw:line>
        <draw:frame draw:style-name="gr1" draw:text-style-name="P1" draw:layer="layout" svg:width="2.5cm" svg:height="2.487cm" svg:x="14.75cm" svg:y="16.001cm">
          <draw:image xlink:href="Pictures/100002010000018B0000018905EB68287451967E.png" xlink:type="simple" xlink:show="embed" xlink:actuate="onLoad" draw:mime-type="image/png">
            <text:p/>
          </draw:image>
        </draw:frame>
        <draw:frame draw:style-name="gr16" draw:text-style-name="P12" draw:layer="layout" svg:width="1.493cm" svg:height="0.807cm" svg:x="15.25cm" svg:y="14.943cm">
          <draw:text-box>
            <text:p text:style-name="P3"><text:span text:style-name="T13">-100</text:span></text:p>
          </draw:text-box>
        </draw:frame>
        <draw:frame draw:style-name="gr19" draw:text-style-name="P12" draw:layer="layout" svg:width="1.577cm" svg:height="0.963cm" svg:x="15.173cm" svg:y="7.75cm">
          <draw:text-box>
            <text:p text:style-name="P3"><text:span text:style-name="T1">+30</text:span></text:p>
          </draw:text-box>
        </draw:frame>
        <draw:frame draw:style-name="gr15" draw:text-style-name="P11" draw:layer="layout" svg:width="2.513cm" svg:height="1.674cm" svg:x="10.75cm" svg:y="8.576cm">
          <draw:text-box>
            <text:p text:style-name="P9"><text:span text:style-name="T12">α = -40</text:span></text:p>
            <text:p text:style-name="P9"><text:span text:style-name="T12">β = -70</text:span></text:p>
          </draw:text-box>
        </draw:frame>
        <draw:line draw:style-name="gr4" draw:text-style-name="P1" draw:layer="layout" svg:x1="18cm" svg:y1="13.75cm" svg:x2="18.75cm" svg:y2="16cm">
          <text:p/>
        </draw:line>
        <draw:frame draw:style-name="gr1" draw:text-style-name="P1" draw:layer="layout" svg:width="2.5cm" svg:height="2.487cm" svg:x="17.5cm" svg:y="16.001cm">
          <draw:image xlink:href="Pictures/100002010000018900000187D401D9DCF814C79F.png" xlink:type="simple" xlink:show="embed" xlink:actuate="onLoad" draw:mime-type="image/png">
            <text:p/>
          </draw:image>
        </draw:frame>
        <draw:line draw:style-name="gr20" draw:text-style-name="P1" draw:layer="layout" svg:x1="20cm" svg:y1="18.5cm" svg:x2="17.5cm" svg:y2="16cm">
          <text:p/>
        </draw:line>
        <draw:line draw:style-name="gr20" draw:text-style-name="P1" draw:layer="layout" svg:x1="17.5cm" svg:y1="18.5cm" svg:x2="20cm" svg:y2="16cm">
          <text:p/>
        </draw:line>
        <draw:frame draw:style-name="gr14" draw:text-style-name="P13" draw:layer="layout" svg:width="3.343cm" svg:height="0.962cm" svg:x="13.25cm" svg:y="3.75cm">
          <draw:text-box>
            <text:p><text:span text:style-name="T1">Max = -40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9T13:49:37.377000000</meta:creation-date>
    <dc:date>2021-01-12T10:33:46.615000000</dc:date>
    <meta:editing-duration>PT15H51M36S</meta:editing-duration>
    <meta:editing-cycles>8</meta:editing-cycles>
    <meta:generator>LibreOffice/7.0.3.1$Windows_X86_64 LibreOffice_project/d7547858d014d4cf69878db179d326fc3483e082</meta:generator>
    <meta:document-statistic meta:object-count="212"/>
  </office:meta>
</office:document-meta>
</file>